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ncursesdoc" style:family="table">
      <style:table-properties style:width="17cm" table:align="margins" style:shadow="none"/>
    </style:style>
    <style:style style:name="ncursesdoc.A" style:family="table-column">
      <style:table-column-properties style:column-width="4.249cm" style:rel-column-width="2409*"/>
    </style:style>
    <style:style style:name="ncursesdoc.B" style:family="table-column">
      <style:table-column-properties style:column-width="4.251cm" style:rel-column-width="2410*"/>
    </style:style>
    <style:style style:name="ncursesdoc.A1" style:family="table-cell">
      <style:table-cell-properties fo:padding="0.097cm" fo:border-left="0.05pt solid #000000" fo:border-right="none" fo:border-top="0.05pt solid #000000" fo:border-bottom="0.05pt solid #000000"/>
    </style:style>
    <style:style style:name="ncursesdoc.D1" style:family="table-cell">
      <style:table-cell-properties fo:padding="0.097cm" fo:border="0.05pt solid #000000"/>
    </style:style>
    <style:style style:name="ncursesdoc.A2" style:family="table-cell">
      <style:table-cell-properties fo:padding="0.097cm" fo:border-left="0.05pt solid #000000" fo:border-right="none" fo:border-top="none" fo:border-bottom="0.05pt solid #000000"/>
    </style:style>
    <style:style style:name="ncursesdoc.D2" style:family="table-cell">
      <style:table-cell-properties fo:padding="0.097cm" fo:border-left="0.05pt solid #000000" fo:border-right="0.05pt solid #000000" fo:border-top="none" fo:border-bottom="0.05pt solid #000000"/>
    </style:style>
    <style:style style:name="ncursesdoc.10" style:family="table-row">
      <style:table-row-properties style:min-row-height="1.182cm"/>
    </style:style>
    <style:style style:name="ncursesdoc.16" style:family="table-row">
      <style:table-row-properties style:min-row-height="2.406cm"/>
    </style:style>
    <style:style style:name="P1" style:family="paragraph" style:parent-style-name="Header">
      <style:text-properties officeooo:rsid="00132bda" officeooo:paragraph-rsid="00132bda"/>
    </style:style>
    <style:style style:name="P2" style:family="paragraph" style:parent-style-name="Text_20_body">
      <style:text-properties officeooo:rsid="00132bda" officeooo:paragraph-rsid="00132bda"/>
    </style:style>
    <style:style style:name="P3" style:family="paragraph" style:parent-style-name="Text_20_body">
      <style:text-properties officeooo:rsid="001387e3" officeooo:paragraph-rsid="001387e3"/>
    </style:style>
    <style:style style:name="P4" style:family="paragraph" style:parent-style-name="Text_20_body">
      <style:text-properties officeooo:rsid="00162a40" officeooo:paragraph-rsid="00162a40"/>
    </style:style>
    <style:style style:name="P5" style:family="paragraph" style:parent-style-name="Text_20_body">
      <style:text-properties officeooo:rsid="00162a40" officeooo:paragraph-rsid="0017cd3d"/>
    </style:style>
    <style:style style:name="P6" style:family="paragraph" style:parent-style-name="Text_20_body">
      <style:text-properties officeooo:rsid="0016f085" officeooo:paragraph-rsid="0016f085"/>
    </style:style>
    <style:style style:name="P7" style:family="paragraph" style:parent-style-name="Text_20_body">
      <style:text-properties officeooo:rsid="0016f085" officeooo:paragraph-rsid="0017cd3d"/>
    </style:style>
    <style:style style:name="P8" style:family="paragraph" style:parent-style-name="Text_20_body">
      <style:text-properties officeooo:rsid="0017cd3d" officeooo:paragraph-rsid="0017cd3d"/>
    </style:style>
    <style:style style:name="P9" style:family="paragraph" style:parent-style-name="Text_20_body">
      <style:text-properties officeooo:rsid="0019ba8a" officeooo:paragraph-rsid="0019ba8a"/>
    </style:style>
    <style:style style:name="P10" style:family="paragraph" style:parent-style-name="Text_20_body">
      <style:text-properties officeooo:rsid="001a1f32" officeooo:paragraph-rsid="001a1f32"/>
    </style:style>
    <style:style style:name="P11" style:family="paragraph" style:parent-style-name="Text_20_body">
      <style:text-properties officeooo:rsid="001bd0ac" officeooo:paragraph-rsid="001be763"/>
    </style:style>
    <style:style style:name="P12" style:family="paragraph" style:parent-style-name="Text_20_body">
      <style:text-properties officeooo:rsid="001be763" officeooo:paragraph-rsid="001be763"/>
    </style:style>
    <style:style style:name="P13" style:family="paragraph" style:parent-style-name="Text_20_body">
      <style:text-properties officeooo:rsid="001c3f8e" officeooo:paragraph-rsid="001c3f8e"/>
    </style:style>
    <style:style style:name="P14" style:family="paragraph" style:parent-style-name="Text_20_body">
      <style:text-properties officeooo:rsid="001c3f8e" officeooo:paragraph-rsid="001db757"/>
    </style:style>
    <style:style style:name="P15" style:family="paragraph" style:parent-style-name="Text_20_body">
      <style:text-properties officeooo:rsid="001db757" officeooo:paragraph-rsid="001db757"/>
    </style:style>
    <style:style style:name="P16" style:family="paragraph" style:parent-style-name="Text_20_body">
      <style:text-properties officeooo:rsid="001ec955" officeooo:paragraph-rsid="001ec955"/>
    </style:style>
    <style:style style:name="P17" style:family="paragraph" style:parent-style-name="Text_20_body">
      <style:text-properties officeooo:rsid="001f925b" officeooo:paragraph-rsid="001f925b"/>
    </style:style>
    <style:style style:name="P18" style:family="paragraph" style:parent-style-name="Text_20_body">
      <style:text-properties officeooo:rsid="00216733" officeooo:paragraph-rsid="00216733"/>
    </style:style>
    <style:style style:name="P19" style:family="paragraph" style:parent-style-name="Text_20_body">
      <style:text-properties officeooo:rsid="00216733" officeooo:paragraph-rsid="0021b8a2"/>
    </style:style>
    <style:style style:name="P20" style:family="paragraph" style:parent-style-name="Text_20_body">
      <style:text-properties officeooo:rsid="0021b8a2" officeooo:paragraph-rsid="0021b8a2"/>
    </style:style>
    <style:style style:name="P21" style:family="paragraph" style:parent-style-name="Text_20_body">
      <style:text-properties officeooo:rsid="0023180c" officeooo:paragraph-rsid="0023180c"/>
    </style:style>
    <style:style style:name="P22" style:family="paragraph" style:parent-style-name="Text_20_body">
      <style:text-properties officeooo:rsid="0023180c" officeooo:paragraph-rsid="0023f541"/>
    </style:style>
    <style:style style:name="P23" style:family="paragraph" style:parent-style-name="Text_20_body">
      <style:text-properties officeooo:rsid="0023f541" officeooo:paragraph-rsid="0023f541"/>
    </style:style>
    <style:style style:name="P24" style:family="paragraph" style:parent-style-name="Table_20_Contents">
      <style:text-properties officeooo:rsid="0028380c" officeooo:paragraph-rsid="0028380c"/>
    </style:style>
    <style:style style:name="P25" style:family="paragraph" style:parent-style-name="Table_20_Contents">
      <style:paragraph-properties fo:text-align="center" style:justify-single-word="false"/>
      <style:text-properties officeooo:rsid="0028380c" officeooo:paragraph-rsid="0028380c"/>
    </style:style>
    <style:style style:name="P26" style:family="paragraph" style:parent-style-name="Table_20_Contents">
      <style:paragraph-properties fo:text-align="center" style:justify-single-word="false"/>
      <style:text-properties fo:font-weight="bold" officeooo:rsid="0028380c" officeooo:paragraph-rsid="0028380c"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28466d"/>
    </style:style>
    <style:style style:name="P29" style:family="paragraph" style:parent-style-name="Table_20_Contents">
      <style:paragraph-properties fo:text-align="center" style:justify-single-word="false"/>
      <style:text-properties officeooo:rsid="0028466d" officeooo:paragraph-rsid="0028466d"/>
    </style:style>
    <style:style style:name="P30" style:family="paragraph" style:parent-style-name="Table_20_Contents">
      <style:paragraph-properties fo:text-align="center" style:justify-single-word="false"/>
      <style:text-properties officeooo:rsid="0028ce2c" officeooo:paragraph-rsid="0028ce2c"/>
    </style:style>
    <style:style style:name="P31" style:family="paragraph" style:parent-style-name="Table_20_Contents">
      <style:paragraph-properties fo:text-align="center" style:justify-single-word="false"/>
      <style:text-properties officeooo:rsid="0029a7c9" officeooo:paragraph-rsid="0029a7c9"/>
    </style:style>
    <style:style style:name="P32" style:family="paragraph" style:parent-style-name="Table_20_Contents">
      <style:paragraph-properties fo:text-align="center" style:justify-single-word="false"/>
      <style:text-properties officeooo:rsid="002aa28a" officeooo:paragraph-rsid="002aa28a"/>
    </style:style>
    <style:style style:name="P33" style:family="paragraph" style:parent-style-name="Table_20_Contents">
      <style:paragraph-properties fo:text-align="center" style:justify-single-word="false"/>
      <style:text-properties officeooo:rsid="002c357c" officeooo:paragraph-rsid="002c357c"/>
    </style:style>
    <style:style style:name="P34" style:family="paragraph" style:parent-style-name="Text_20_body">
      <style:text-properties officeooo:rsid="00267605" officeooo:paragraph-rsid="00267605"/>
    </style:style>
    <style:style style:name="P35" style:family="paragraph" style:parent-style-name="Text_20_body">
      <style:text-properties officeooo:rsid="002535a9" officeooo:paragraph-rsid="002535a9"/>
    </style:style>
    <style:style style:name="P36" style:family="paragraph" style:parent-style-name="Text_20_body">
      <style:text-properties officeooo:paragraph-rsid="0026ef08"/>
    </style:style>
    <style:style style:name="P37" style:family="paragraph" style:parent-style-name="Text_20_body">
      <style:text-properties officeooo:rsid="002c6257" officeooo:paragraph-rsid="002c6257"/>
    </style:style>
    <style:style style:name="P38" style:family="paragraph" style:parent-style-name="Heading_20_1">
      <style:text-properties officeooo:rsid="00267605" officeooo:paragraph-rsid="00267605"/>
    </style:style>
    <style:style style:name="P39" style:family="paragraph" style:parent-style-name="Heading_20_1">
      <style:text-properties officeooo:paragraph-rsid="00267605"/>
    </style:style>
    <style:style style:name="P40" style:family="paragraph" style:parent-style-name="Heading_20_1">
      <style:text-properties officeooo:rsid="0026ef08" officeooo:paragraph-rsid="0026ef08"/>
    </style:style>
    <style:style style:name="P41" style:family="paragraph" style:parent-style-name="Heading_20_1">
      <style:text-properties officeooo:rsid="002c6257" officeooo:paragraph-rsid="002c6257"/>
    </style:style>
    <style:style style:name="P42" style:family="paragraph" style:parent-style-name="Heading_20_1">
      <style:paragraph-properties fo:break-before="page"/>
    </style:style>
    <style:style style:name="T1" style:family="text">
      <style:text-properties officeooo:rsid="00132bda"/>
    </style:style>
    <style:style style:name="T2" style:family="text">
      <style:text-properties officeooo:rsid="001387e3"/>
    </style:style>
    <style:style style:name="T3" style:family="text">
      <style:text-properties officeooo:rsid="00156f7e"/>
    </style:style>
    <style:style style:name="T4" style:family="text">
      <style:text-properties officeooo:rsid="0017cd3d"/>
    </style:style>
    <style:style style:name="T5" style:family="text">
      <style:text-properties officeooo:rsid="0019ba8a"/>
    </style:style>
    <style:style style:name="T6" style:family="text">
      <style:text-properties officeooo:rsid="001a1f32"/>
    </style:style>
    <style:style style:name="T7" style:family="text">
      <style:text-properties officeooo:rsid="001bd0ac"/>
    </style:style>
    <style:style style:name="T8" style:family="text">
      <style:text-properties officeooo:rsid="001be763"/>
    </style:style>
    <style:style style:name="T9" style:family="text">
      <style:text-properties officeooo:rsid="001c3f8e"/>
    </style:style>
    <style:style style:name="T10" style:family="text">
      <style:text-properties officeooo:rsid="001db757"/>
    </style:style>
    <style:style style:name="T11" style:family="text">
      <style:text-properties officeooo:rsid="001ec955"/>
    </style:style>
    <style:style style:name="T12" style:family="text">
      <style:text-properties officeooo:rsid="0021b8a2"/>
    </style:style>
    <style:style style:name="T13" style:family="text">
      <style:text-properties officeooo:rsid="0023180c"/>
    </style:style>
    <style:style style:name="T14" style:family="text">
      <style:text-properties officeooo:rsid="00267605"/>
    </style:style>
    <style:style style:name="T15" style:family="text">
      <style:text-properties officeooo:rsid="0026ef08"/>
    </style:style>
    <style:style style:name="T16" style:family="text">
      <style:text-properties officeooo:rsid="0028380c"/>
    </style:style>
    <style:style style:name="T17" style:family="text">
      <style:text-properties officeooo:rsid="0028466d"/>
    </style:style>
    <style:style style:name="T18" style:family="text">
      <style:text-properties officeooo:rsid="0028ce2c"/>
    </style:style>
    <style:style style:name="T19" style:family="text">
      <style:text-properties officeooo:rsid="0029a7c9"/>
    </style:style>
    <style:style style:name="T20" style:family="text">
      <style:text-properties officeooo:rsid="002aa2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Rapport TP1</text:p>
      <text:h text:style-name="P42" text:outline-level="1">Exercice 1 :</text:h>
      <text:p text:style-name="P4">1)</text:p>
      <text:p text:style-name="P2">a) La position d’origine est en haut à gauche et les positions sont indexées d’une position de haut en bas et une autre de gauche à droite.</text:p>
      <text:p text:style-name="P2">b) <text:span text:style-name="T2">LINES est une variable globale qui représente le nombre maximal de ligne de la fenêtre et de même pour COLS qui représente quand à lui les colonnes.</text:span></text:p>
      <text:p text:style-name="P3">c) move permet de se déplacer dans la fenêtre.</text:p>
      <text:p text:style-name="P3">d) addch écrit un caractère dans la fenêtre et déplace le curseur <text:span text:style-name="T3">d’une case à droite ou à la ligne suivante si il est appelé en fin de ligne, mvaddch fonctionne de la même manière que addch mais déplace le curseur avant d’écrire, printw affiche une chaîne de caractère et mvprintw fonctionne comme printw mais il se déplace avant d’écrire.</text:span></text:p>
      <text:p text:style-name="P4">e) CF : exo1.c <text:span text:style-name="T4">dans le dossier exercice1</text:span></text:p>
      <text:p text:style-name="P4">2)</text:p>
      <text:p text:style-name="P4">a) attron active un attribut d’affichage particulier décidé par un entier donné en argument.</text:p>
      <text:p text:style-name="P4">b) attroff désactive l’attribut d’affichage donné en argument.</text:p>
      <text:p text:style-name="P5">c) CF : exo2.c <text:span text:style-name="T4">dans le dossier exercice1</text:span></text:p>
      <text:p text:style-name="P6">3)</text:p>
      <text:p text:style-name="P6">a) On peut en déduire que curs_set modifie la visibilité du curseur.</text:p>
      <text:p text:style-name="P7">b) <text:span text:style-name="T4">CF : exo3.c dans le dossier exercice1</text:span></text:p>
      <text:p text:style-name="P6"/>
      <text:h text:style-name="Heading_20_1" text:outline-level="1">Exercice 2 :</text:h>
      <text:p text:style-name="P8">1)</text:p>
      <text:p text:style-name="P8">a) clear supprime tous ce qu’il y a d’affiché.</text:p>
      <text:p text:style-name="P8">b) La seule modification visible avec l’emplacement de clear est après le mvaddch.</text:p>
      <text:p text:style-name="P8">c) <text:span text:style-name="T5">On observe aucune différence visible pour toute les positions dans la boucle.</text:span></text:p>
      <text:p text:style-name="P9">d) usleep régule le temps d’exécution en gelant le programme durant une période donnée en argument en microseconde.</text:p>
      <text:p text:style-name="P9"/>
      <text:p text:style-name="P9"><text:soft-page-break/>2)</text:p>
      <text:p text:style-name="P9">a) <text:span text:style-name="T6">Le problème visualiser est que le caractère ‘*’ <text:s/>clignote.</text:span></text:p>
      <text:p text:style-name="P10">b) <text:span text:style-name="T7">CF : exo2.c dans le dossier exercice2</text:span></text:p>
      <text:p text:style-name="P11">c) <text:span text:style-name="T8">CF : </text:span>exo2.c dans le dossier exercice2</text:p>
      <text:p text:style-name="P12">d) On observe que l’affichage des ‘*’ <text:span text:style-name="T9">et ‘o’ peuvent disparaître selon la position de refresh.</text:span></text:p>
      <text:p text:style-name="P13"/>
      <text:h text:style-name="Heading_20_1" text:outline-level="1">Exercice 3 :</text:h>
      <text:p text:style-name="P14">1)</text:p>
      <text:p text:style-name="P14"><text:span text:style-name="T10">a)</text:span> <text:span text:style-name="T10">g</text:span>etstr lit une chaîne de caractère tapé dans une fenêtre.</text:p>
      <text:p text:style-name="P13"><text:span text:style-name="T10">b</text:span>) <text:span text:style-name="T10">CF : exo1.c du dossier exercice3</text:span></text:p>
      <text:p text:style-name="P15">c) CF : exo1.c du dossier exercice3</text:p>
      <text:p text:style-name="P15">2)</text:p>
      <text:p text:style-name="P16">a) Le noecho permet de ne pas afficher les entrées claviers dans la fenêtre.</text:p>
      <text:p text:style-name="P16">b) CF : exo2.c du dossier exercice3</text:p>
      <text:p text:style-name="P16">c) CF : exo2.c du dossier exercice3</text:p>
      <text:p text:style-name="P17">3)</text:p>
      <text:p text:style-name="P18">a) nodelay annule l’attente d’une entrée de caractère dans le getch.</text:p>
      <text:p text:style-name="P19">b) <text:span text:style-name="T12">CF : exo3.c du dossier exercice3</text:span></text:p>
      <text:p text:style-name="P20">c) CF : <text:span text:style-name="T11">exo</text:span>3<text:span text:style-name="T11">.c du dossier exercice3</text:span></text:p>
      <text:p text:style-name="P20">d) CF : <text:span text:style-name="T11">exo</text:span>3<text:span text:style-name="T11">.c du dossier exercice3</text:span></text:p>
      <text:p text:style-name="P20">e) <text:span text:style-name="T13">On voit aucune différence.</text:span></text:p>
      <text:p text:style-name="P21"/>
      <text:h text:style-name="Heading_20_1" text:outline-level="1">Exercice 4 :</text:h>
      <text:p text:style-name="P22">1) <text:span text:style-name="T12">CF : exo1.c du dossier exercice4</text:span></text:p>
      <text:p text:style-name="P23">2) <text:span text:style-name="T12">CF : exo1.c du dossier exercice4. </text:span>On a modifier dessiner_chat on a rajouter un paramètre au prototype de la fonction pour différencier les deux cas.</text:p>
      <text:p text:style-name="P23"/>
      <text:h text:style-name="P39" text:outline-level="1"><text:soft-page-break/><text:span text:style-name="T14">Exercice 5 :</text:span></text:h>
      <text:p text:style-name="P34">CF : damier.c dans le dossier exercice5</text:p>
      <text:h text:style-name="Heading_20_1" text:outline-level="1">Exercice 6 :</text:h>
      <text:p text:style-name="P35">CF : <text:span text:style-name="T14">triangle.c dans le dossier exercice6</text:span></text:p>
      <text:h text:style-name="P38" text:outline-level="1">Exercice 7 :</text:h>
      <text:p text:style-name="P34">CF : marche.c dans le dossier exercice7</text:p>
      <text:h text:style-name="P39" text:outline-level="1"><text:span text:style-name="T14">Exercice 8 :</text:span></text:h>
      <text:p text:style-name="P34">CF : <text:span text:style-name="T15">clic.c dans le dossier exercice8</text:span></text:p>
      <text:h text:style-name="P40" text:outline-level="1">Exercice 9 :</text:h>
      <text:p text:style-name="P36"/>
      <table:table table:name="ncursesdoc" table:style-name="ncursesdoc">
        <table:table-column table:style-name="ncursesdoc.A"/>
        <table:table-column table:style-name="ncursesdoc.B"/>
        <table:table-column table:style-name="ncursesdoc.A"/>
        <table:table-column table:style-name="ncursesdoc.B"/>
        <table:table-row>
          <table:table-cell table:style-name="ncursesdoc.A1" office:value-type="string">
            <text:p text:style-name="P26">Prototype</text:p>
          </table:table-cell>
          <table:table-cell table:style-name="ncursesdoc.A1" office:value-type="string">
            <text:p text:style-name="P26">Paramètre</text:p>
          </table:table-cell>
          <table:table-cell table:style-name="ncursesdoc.A1" office:value-type="string">
            <text:p text:style-name="P26">Valeur de retour</text:p>
          </table:table-cell>
          <table:table-cell table:style-name="ncursesdoc.D1" office:value-type="string">
            <text:p text:style-name="P26">Doc</text:p>
          </table:table-cell>
        </table:table-row>
        <table:table-row>
          <table:table-cell table:style-name="ncursesdoc.A2" office:value-type="string">
            <text:p text:style-name="P24"/>
            <text:p text:style-name="P25">int addch(chtype c) ;</text:p>
          </table:table-cell>
          <table:table-cell table:style-name="ncursesdoc.A2" office:value-type="string">
            <text:p text:style-name="P24"/>
            <text:p text:style-name="P25">c est un char.</text:p>
          </table:table-cell>
          <table:table-cell table:style-name="ncursesdoc.A2" office:value-type="string">
            <text:p text:style-name="P25">Renvoie une valeur entière pour signifier si il y a une erreur.</text:p>
          </table:table-cell>
          <table:table-cell table:style-name="ncursesdoc.D2" office:value-type="string">
            <text:p text:style-name="P25">Écrit le caractère c dans <text:s text:c="2"/>la fenêtre standard.</text:p>
          </table:table-cell>
        </table:table-row>
        <table:table-row>
          <table:table-cell table:style-name="ncursesdoc.A2" office:value-type="string">
            <text:p text:style-name="P28"><text:s/></text:p>
            <text:p text:style-name="P28">i<text:span text:style-name="T16">nt mvaddch(int y, int x, chtype c) ;</text:span></text:p>
          </table:table-cell>
          <table:table-cell table:style-name="ncursesdoc.A2" office:value-type="string">
            <text:p text:style-name="P25">c est char, x et y sont les positions dans la fenêtre standard.</text:p>
          </table:table-cell>
          <table:table-cell table:style-name="ncursesdoc.A2" office:value-type="string">
            <text:p text:style-name="P25">De même que pour addch .</text:p>
          </table:table-cell>
          <table:table-cell table:style-name="ncursesdoc.D2" office:value-type="string">
            <text:p text:style-name="P25">Écrit lui aussi le caractère c dans la fenêtre standard mais à la position (x, y).</text:p>
          </table:table-cell>
        </table:table-row>
        <table:table-row>
          <table:table-cell table:style-name="ncursesdoc.A2" office:value-type="string">
            <text:p text:style-name="P29"/>
            <text:p text:style-name="P29"/>
            <text:p text:style-name="P29">int attron(int attri) ;</text:p>
          </table:table-cell>
          <table:table-cell table:style-name="ncursesdoc.A2" office:value-type="string">
            <text:p text:style-name="P27"/>
            <text:p text:style-name="P27">a<text:span text:style-name="T17">ttri est un entier désignant un attribut d’affichage.</text:span></text:p>
          </table:table-cell>
          <table:table-cell table:style-name="ncursesdoc.A2" office:value-type="string">
            <text:p text:style-name="P29">Le retour de cette fonction n’est pas significative, elle ne fait que renvoyer la valeur de l’attribut activé. </text:p>
          </table:table-cell>
          <table:table-cell table:style-name="ncursesdoc.D2" office:value-type="string">
            <text:p text:style-name="P29"/>
            <text:p text:style-name="P29">Active l’attribut d’affichage indiqué par son paramètre.</text:p>
          </table:table-cell>
        </table:table-row>
        <table:table-row>
          <table:table-cell table:style-name="ncursesdoc.A2" office:value-type="string">
            <text:p text:style-name="P29"/>
            <text:p text:style-name="P29">int attroff(int attri) ;</text:p>
          </table:table-cell>
          <table:table-cell table:style-name="ncursesdoc.A2" office:value-type="string">
            <text:p text:style-name="P29">attri est un entier désignant un attribut d’affichage</text:p>
          </table:table-cell>
          <table:table-cell table:style-name="ncursesdoc.A2" office:value-type="string">
            <text:p text:style-name="P29">Le retour de cette fonction est le même que celle du dessus.</text:p>
          </table:table-cell>
          <table:table-cell table:style-name="ncursesdoc.D2" office:value-type="string">
            <text:p text:style-name="P29">Désactive l’attribut d’affichage indiqué par son paramètre.</text:p>
          </table:table-cell>
        </table:table-row>
        <table:table-row>
          <table:table-cell table:style-name="ncursesdoc.A2" office:value-type="string">
            <text:p text:style-name="P29">int clear(void) ;</text:p>
          </table:table-cell>
          <table:table-cell table:style-name="ncursesdoc.A2" office:value-type="string">
            <text:p text:style-name="P29">Ne prend pas de paramètre.</text:p>
          </table:table-cell>
          <table:table-cell table:style-name="ncursesdoc.A2" office:value-type="string">
            <text:p text:style-name="P27">L<text:span text:style-name="T17">e retour de cette fonction ne sert que pour des contrôles de routine.</text:span></text:p>
          </table:table-cell>
          <table:table-cell table:style-name="ncursesdoc.D2" office:value-type="string">
            <text:p text:style-name="P29"/>
            <text:p text:style-name="P29">Vide la fenêtre standard.</text:p>
          </table:table-cell>
        </table:table-row>
        <table:table-row>
          <table:table-cell table:style-name="ncursesdoc.A2" office:value-type="string">
            <text:p text:style-name="P29">int cbreak(void) ;</text:p>
          </table:table-cell>
          <table:table-cell table:style-name="ncursesdoc.A2" office:value-type="string">
            <text:p text:style-name="P27">N<text:span text:style-name="T17">e prend pas de paramètre.</text:span></text:p>
          </table:table-cell>
          <table:table-cell table:style-name="ncursesdoc.A2" office:value-type="string">
            <text:p text:style-name="P29">Le retour de cette fonction permet si son <text:soft-page-break/>déroulement s’est bien passé.</text:p>
          </table:table-cell>
          <table:table-cell table:style-name="ncursesdoc.D2" office:value-type="string">
            <text:p text:style-name="P29">Vide le tampon de <text:span text:style-name="T18">l’entrée standard.</text:span></text:p>
          </table:table-cell>
        </table:table-row>
        <table:table-row>
          <table:table-cell table:style-name="ncursesdoc.A2" office:value-type="string">
            <text:p text:style-name="P29"/>
            <text:p text:style-name="P29">int noecho(void) ;</text:p>
          </table:table-cell>
          <table:table-cell table:style-name="ncursesdoc.A2" office:value-type="string">
            <text:p text:style-name="P30"/>
            <text:p text:style-name="P30">Ne prend pas de paramètre.</text:p>
          </table:table-cell>
          <table:table-cell table:style-name="ncursesdoc.A2" office:value-type="string">
            <text:p text:style-name="P30">Le retour de cette fonction dit s’il y a eu une erreur ou non.</text:p>
          </table:table-cell>
          <table:table-cell table:style-name="ncursesdoc.D2" office:value-type="string">
            <text:p text:style-name="P30">Permet de ne plus afficher l’entrée standard dans la fenêtre standard.</text:p>
          </table:table-cell>
        </table:table-row>
        <table:table-row>
          <table:table-cell table:style-name="ncursesdoc.A2" office:value-type="string">
            <text:p text:style-name="P30"/>
            <text:p text:style-name="P30">int nodelay(WINDOW *win, bool bf) ;</text:p>
          </table:table-cell>
          <table:table-cell table:style-name="ncursesdoc.A2" office:value-type="string">
            <text:p text:style-name="P27">P<text:span text:style-name="T18">rend un pointeur sur le type WINDOW et un booléen.</text:span></text:p>
          </table:table-cell>
          <table:table-cell table:style-name="ncursesdoc.A2" office:value-type="string">
            <text:p text:style-name="P30">Le retour de cette fonction indique si il s’est bien déroulée.</text:p>
          </table:table-cell>
          <table:table-cell table:style-name="ncursesdoc.D2" office:value-type="string">
            <text:p text:style-name="P30">Permet de supprimé l’attente d’un retour chariot de getch() et autres. </text:p>
          </table:table-cell>
        </table:table-row>
        <table:table-row table:style-name="ncursesdoc.10">
          <table:table-cell table:style-name="ncursesdoc.A2" office:value-type="string">
            <text:p text:style-name="P30"/>
            <text:p text:style-name="P30"/>
            <text:p text:style-name="P30">int curs_set(int visibility) ;</text:p>
          </table:table-cell>
          <table:table-cell table:style-name="ncursesdoc.A2" office:value-type="string">
            <text:p text:style-name="P30"/>
            <text:p text:style-name="P30">visibility est un entier mais la fonction n’utilise que les entiers 0, 1 et 2.</text:p>
          </table:table-cell>
          <table:table-cell table:style-name="ncursesdoc.A2" office:value-type="string">
            <text:p text:style-name="P27"><text:s/><text:span text:style-name="T18">Le retour de cette fonction indique l’ancienne visibilité du curseur ou une erreur si l’entier n’est pas associer à une visibilité.</text:span></text:p>
          </table:table-cell>
          <table:table-cell table:style-name="ncursesdoc.D2" office:value-type="string">
            <text:p text:style-name="P30"/>
            <text:p text:style-name="P30"/>
            <text:p text:style-name="P30">Permet de changer l’affichage du curseur.</text:p>
          </table:table-cell>
        </table:table-row>
        <table:table-row>
          <table:table-cell table:style-name="ncursesdoc.A2" office:value-type="string">
            <text:p text:style-name="P31"/>
            <text:p text:style-name="P31"/>
            <text:p text:style-name="P31"/>
            <text:p text:style-name="P31">int delch(void) ;</text:p>
          </table:table-cell>
          <table:table-cell table:style-name="ncursesdoc.A2" office:value-type="string">
            <text:p text:style-name="P27"/>
            <text:p text:style-name="P27"/>
            <text:p text:style-name="P27"/>
            <text:p text:style-name="P27">N<text:span text:style-name="T19">e prend pas de paramètre.</text:span></text:p>
          </table:table-cell>
          <table:table-cell table:style-name="ncursesdoc.A2" office:value-type="string">
            <text:p text:style-name="P31"/>
            <text:p text:style-name="P31"/>
            <text:p text:style-name="P31">Le retour de cette fonction indique si il y a eu une erreur.</text:p>
          </table:table-cell>
          <table:table-cell table:style-name="ncursesdoc.D2" office:value-type="string">
            <text:p text:style-name="P31">Cette fonction supprime le caractère sous le curseur et déplace toute les cases de la fenêtre standard vers gauche et la dernière est remplacé par un ‘\0’.</text:p>
          </table:table-cell>
        </table:table-row>
        <table:table-row>
          <table:table-cell table:style-name="ncursesdoc.A2" office:value-type="string">
            <text:p text:style-name="P27"/>
            <text:p text:style-name="P27">i<text:span text:style-name="T19">nt mvdelch(int y, int x) ;</text:span></text:p>
          </table:table-cell>
          <table:table-cell table:style-name="ncursesdoc.A2" office:value-type="string">
            <text:p text:style-name="P31"/>
            <text:p text:style-name="P31">Prend en paramètre une position (x,y) de la fenêtre standard.</text:p>
          </table:table-cell>
          <table:table-cell table:style-name="ncursesdoc.A2" office:value-type="string">
            <text:p text:style-name="P31"/>
            <text:p text:style-name="P31">Le retour de cette fonction indique si il y a eu une erreur.</text:p>
          </table:table-cell>
          <table:table-cell table:style-name="ncursesdoc.D2" office:value-type="string">
            <text:p text:style-name="P31">De même que celle du dessus sauf qu’à la place du curseur c’est la position (x,y) qui est la source.</text:p>
          </table:table-cell>
        </table:table-row>
        <table:table-row>
          <table:table-cell table:style-name="ncursesdoc.A2" office:value-type="string">
            <text:p text:style-name="P31"/>
            <text:p text:style-name="P31">WINDOW *initscr(void)</text:p>
          </table:table-cell>
          <table:table-cell table:style-name="ncursesdoc.A2" office:value-type="string">
            <text:p text:style-name="P31"/>
            <text:p text:style-name="P31">Ne prend pas de paramètre.</text:p>
          </table:table-cell>
          <table:table-cell table:style-name="ncursesdoc.A2" office:value-type="string">
            <text:p text:style-name="P31">Le retour de cette fonction est une nouvelle fenêtre standard ou NULL si il <text:s/>y a une erreur.</text:p>
          </table:table-cell>
          <table:table-cell table:style-name="ncursesdoc.D2" office:value-type="string">
            <text:p text:style-name="P31"/>
            <text:p text:style-name="P31">Ouvre une nouvelle fenêtre standard et renvoie son pointeur.</text:p>
          </table:table-cell>
        </table:table-row>
        <table:table-row>
          <table:table-cell table:style-name="ncursesdoc.A2" office:value-type="string">
            <text:p text:style-name="P31"/>
            <text:p text:style-name="P31">int endwin(void)</text:p>
          </table:table-cell>
          <table:table-cell table:style-name="ncursesdoc.A2" office:value-type="string">
            <text:p text:style-name="P31">Ne prend pas de paramètre.</text:p>
          </table:table-cell>
          <table:table-cell table:style-name="ncursesdoc.A2" office:value-type="string">
            <text:p text:style-name="P31">Le retour de cette fonction dit si elle s’est bien déroulée.</text:p>
          </table:table-cell>
          <table:table-cell table:style-name="ncursesdoc.D2" office:value-type="string">
            <text:p text:style-name="P31">Ferme la fenêtre standard.</text:p>
          </table:table-cell>
        </table:table-row>
        <table:table-row>
          <table:table-cell table:style-name="ncursesdoc.A2" office:value-type="string">
            <text:p text:style-name="P32">int getch(void) ;</text:p>
          </table:table-cell>
          <table:table-cell table:style-name="ncursesdoc.A2" office:value-type="string">
            <text:p text:style-name="P27">N<text:span text:style-name="T20">e prend pas de paramètre.</text:span></text:p>
          </table:table-cell>
          <table:table-cell table:style-name="ncursesdoc.A2" office:value-type="string">
            <text:p text:style-name="P32">Renvoie ERR s’il y a eu une erreur et sinon n’importe quelle entier.</text:p>
          </table:table-cell>
          <table:table-cell table:style-name="ncursesdoc.D2" office:value-type="string">
            <text:p text:style-name="P32">Récupère le caractère sous le curseur.</text:p>
          </table:table-cell>
        </table:table-row>
        <table:table-row table:style-name="ncursesdoc.16">
          <table:table-cell table:style-name="ncursesdoc.A2" office:value-type="string">
            <text:p text:style-name="P32">int mvgetch(int y, int x) ;</text:p>
          </table:table-cell>
          <table:table-cell table:style-name="ncursesdoc.A2" office:value-type="string">
            <text:p text:style-name="P32">Prend la position x et y dans la fenêtre.</text:p>
          </table:table-cell>
          <table:table-cell table:style-name="ncursesdoc.A2" office:value-type="string">
            <text:p text:style-name="P32">Renvoie ERR s’il y a eu une erreur et sinon <text:soft-page-break/>n’importe lequel entier.</text:p>
          </table:table-cell>
          <table:table-cell table:style-name="ncursesdoc.D2" office:value-type="string">
            <text:p text:style-name="P32">Récupère le caractère à la position (x,y) de la <text:soft-page-break/>fenêtre standard.</text:p>
          </table:table-cell>
        </table:table-row>
        <table:table-row table:style-name="ncursesdoc.16">
          <table:table-cell table:style-name="ncursesdoc.A2" office:value-type="string">
            <text:p text:style-name="P32"/>
            <text:p text:style-name="P32">int printw(char *fmt [, arg] …) ;</text:p>
          </table:table-cell>
          <table:table-cell table:style-name="ncursesdoc.A2" office:value-type="string">
            <text:p text:style-name="P32">Prend une chaîne de caractère pour le format d’affichage et une ellipse pour les arguments.</text:p>
          </table:table-cell>
          <table:table-cell table:style-name="ncursesdoc.A2" office:value-type="string">
            <text:p text:style-name="P33"/>
            <text:p text:style-name="P33">Renvoie ERR si il y a une erreur sinon OK si tout se passe bien.</text:p>
          </table:table-cell>
          <table:table-cell table:style-name="ncursesdoc.D2" office:value-type="string">
            <text:p text:style-name="P33"/>
            <text:p text:style-name="P33">Fonctionne comme printf mais au niveau du curseur de la fenêtre standard.</text:p>
          </table:table-cell>
        </table:table-row>
        <table:table-row table:style-name="ncursesdoc.16">
          <table:table-cell table:style-name="ncursesdoc.A2" office:value-type="string">
            <text:p text:style-name="P33"><text:s/></text:p>
            <text:p text:style-name="P33">int mvprintw(int y, int x,char *fmt [, arg] …) ;</text:p>
          </table:table-cell>
          <table:table-cell table:style-name="ncursesdoc.A2" office:value-type="string">
            <text:p text:style-name="P33">Prend une position (x,y) un format d’affichage et une ellipse pour les arguments.</text:p>
          </table:table-cell>
          <table:table-cell table:style-name="ncursesdoc.A2" office:value-type="string">
            <text:p text:style-name="P33"/>
            <text:p text:style-name="P33">Renvoie ERR si il y a une erreur et OK sinon.</text:p>
          </table:table-cell>
          <table:table-cell table:style-name="ncursesdoc.D2" office:value-type="string">
            <text:p text:style-name="P33">Fonctionne comme la fonction printw sauf qu’elle affiche à la position (x,y) de la fenêtre standard.</text:p>
          </table:table-cell>
        </table:table-row>
        <table:table-row table:style-name="ncursesdoc.16">
          <table:table-cell table:style-name="ncursesdoc.A2" office:value-type="string">
            <text:p text:style-name="P33"/>
            <text:p text:style-name="P33">int scanw(char *fmt [, arg] …) ;</text:p>
          </table:table-cell>
          <table:table-cell table:style-name="ncursesdoc.A2" office:value-type="string">
            <text:p text:style-name="P33"/>
            <text:p text:style-name="P33">Possède les mêmes paramètres que printw.</text:p>
          </table:table-cell>
          <table:table-cell table:style-name="ncursesdoc.A2" office:value-type="string">
            <text:p text:style-name="P33"/>
            <text:p text:style-name="P33">Renvoie ERR si il y a une erreur et OK sinon.</text:p>
          </table:table-cell>
          <table:table-cell table:style-name="ncursesdoc.D2" office:value-type="string">
            <text:p text:style-name="P33">Fonctionne de la même manière que scanf mais récupère, lui, au niveau du curseur de la fenêtre standard.</text:p>
          </table:table-cell>
        </table:table-row>
        <table:table-row table:style-name="ncursesdoc.16">
          <table:table-cell table:style-name="ncursesdoc.A2" office:value-type="string">
            <text:p text:style-name="P33"/>
            <text:p text:style-name="P33">int mvscanw(int y, int x, char *fmt [, arg] …) ;</text:p>
          </table:table-cell>
          <table:table-cell table:style-name="ncursesdoc.A2" office:value-type="string">
            <text:p text:style-name="P33"/>
            <text:p text:style-name="P33">Possède les mêmes paramètres que mvprintw.</text:p>
          </table:table-cell>
          <table:table-cell table:style-name="ncursesdoc.A2" office:value-type="string">
            <text:p text:style-name="P33"/>
            <text:p text:style-name="P33">Renvoie ERR si il y a une erreur et OK sinon.</text:p>
          </table:table-cell>
          <table:table-cell table:style-name="ncursesdoc.D2" office:value-type="string">
            <text:p text:style-name="P33">Fonctionne comme la fonction scanw mais à une position (x,y) de la fenêtre.</text:p>
          </table:table-cell>
        </table:table-row>
      </table:table>
      <text:p text:style-name="P36"/>
      <text:h text:style-name="P41" text:outline-level="1">Conclusion :</text:h>
      <text:p text:style-name="P37">Nous avons eu beaucoup de soucis avec l’exercice 8, car on voulait récupérer directement les valeurs dans la fenêtre avec un mvscanw aux positions du clic mais après multiple tentative rien a fonctionné, on a même essayé avec mvgetch mais là aussi aucun résultat. Nous avons donc renoncé à cette méthode et on a déclaré un tableau de tableau de caractère contenant le contenu de la fenêtre et l’on incrémente juste la case tab[y][x] du tableau puis on l’affiche.</text:p>
      <text:p text:style-name="P37">À part le problème énoncé ci-dessus, le tp s’est bien déroulé, avec la découvert de la librairie ncurses qui s’annonce très intéress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2bda" officeooo:paragraph-rsid="00132bda"/>
    </style:style>
    <style:style style:name="MT1" style:family="text">
      <style:text-properties officeooo:rsid="00132b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mine<text:tab/>Univeristé<text:tab/>Thomas</text:p>
        <text:p text:style-name="MP1">Bourennane<text:tab/>Gustave Eiffel<text:tab/>Berthereau</text:p>
      </style:header>
      <style:footer>
        <text:p text:style-name="Footer"><text:date style:data-style-name="N37" text:date-value="2020-01-21T10:38:02.073945505" text:fixed="true">21/01/20</text:date><text:tab/><text:page-number text:select-page="current">4</text:page-number>/<text:page-count>6</text:page-count><text:tab/><text:span text:style-name="MT1">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35:39.670241639</meta:creation-date>
    <dc:date>2020-02-02T19:41:43.074313419</dc:date>
    <meta:editing-duration>PT2H23M32S</meta:editing-duration>
    <meta:editing-cycles>4</meta:editing-cycles>
    <meta:generator>LibreOffice/6.0.7.3$Linux_X86_64 LibreOffice_project/00m0$Build-3</meta:generator>
    <meta:document-statistic meta:table-count="1" meta:image-count="0" meta:object-count="0" meta:page-count="6" meta:paragraph-count="141" meta:word-count="1293" meta:character-count="7175" meta:non-whitespace-character-count="6011"/>
  </office:meta>
</office:document-meta>
</file>